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GitHub-Account</text:p>
          </table:table-cell>
          <table:table-cell office:value-type="string" calcext:value-type="string">
            <text:p>AG-Ze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atrick</text:p>
            <text:p>Hemberger</text:p>
          </table:table-cell>
          <table:table-cell office:value-type="string" calcext:value-type="string">
            <text:p><text:a xlink:href="mailto:p.hemberger@gmx.de" xlink:type="simple">p.hemberger@gmx.de</text:a></text:p>
          </table:table-cell>
          <table:table-cell table:style-name="ce3" office:value-type="string" calcext:value-type="string" table:number-columns-spanned="1" table:number-rows-spanned="2">
            <text:p>StrykerDelkar</text:p>
          </table:table-cell>
          <table:table-cell table:style-name="ce2" office:value-type="string" calcext:value-type="string" table:number-columns-spanned="1" table:number-rows-spanned="2">
            <text:p>August 2007 -</text:p>
            <text:p>Juni 2014</text:p>
          </table:table-cell>
        </table:table-row>
        <table:table-row table:style-name="ro1">
          <table:covered-table-cell/>
          <table:table-cell office:value-type="string" calcext:value-type="string">
            <text:p><text:a xlink:href="mailto:phemberger@fachschaft.informatik.tu-darmstadt.de" xlink:type="simple">phemberger@fachschaft.informatik.tu-darmstadt.de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itHub Contributor-Verzeichnis</text:p>
        <text:p/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31:29.181387150</meta:creation-date>
    <dc:date>2016-11-21T17:55:21.896303657</dc:date>
    <meta:editing-duration>PT5H13M38S</meta:editing-duration>
    <meta:editing-cycles>3</meta:editing-cycles>
    <meta:generator>LibreOffice/4.2.8.2$Linux_X86_64 LibreOffice_project/420m0$Build-2</meta:generator>
    <meta:document-statistic meta:table-count="1" meta:cell-count="9" meta:object-count="0"/>
  </office:meta>
</office:document-meta>
</file>